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Pivot_20_Table_20_Category" style:data-style-name="N1">
      <style:table-cell-properties fo:border-bottom="none" fo:border-left="2.01pt solid #000000" fo:border-right="0.99pt solid #000000" fo:border-top="0.99pt solid #000000"/>
    </style:style>
    <style:style style:name="ce2" style:family="table-cell" style:parent-style-name="Pivot_20_Table_20_Category" style:data-style-name="N1">
      <style:table-cell-properties fo:border-bottom="none" fo:border-left="2.01pt solid #000000" fo:border-right="0.99pt solid #000000" fo:border-top="none"/>
    </style:style>
    <style:style style:name="ce3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4" style:family="table-cell" style:parent-style-name="Pivot_20_Table_20_Value" style:data-style-name="N1">
      <style:table-cell-properties fo:border-bottom="none" fo:border-left="0.99pt solid #000000" fo:border-right="none" fo:border-top="none"/>
    </style:style>
    <style:style style:name="ce5" style:family="table-cell" style:parent-style-name="Pivot_20_Table_20_Value" style:data-style-name="N1">
      <style:table-cell-properties fo:border-bottom="0.99pt solid #000000" fo:border-left="0.99pt solid #000000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Zona</text:p>
          </table:table-cell>
          <table:table-cell table:style-name="ce3" office:value-type="string" calcext:value-type="string">
            <text:p>Populacao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8378" calcext:value-type="float">
            <text:p>8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15" calcext:value-type="float">
            <text:p>116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70" calcext:value-type="float">
            <text:p>88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22" calcext:value-type="float">
            <text:p>8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95" calcext:value-type="float">
            <text:p>119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796" calcext:value-type="float">
            <text:p>147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425" calcext:value-type="float">
            <text:p>174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544" calcext:value-type="float">
            <text:p>215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52" calcext:value-type="float">
            <text:p>112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201" calcext:value-type="float">
            <text:p>272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967" calcext:value-type="float">
            <text:p>149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395" calcext:value-type="float">
            <text:p>193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57" calcext:value-type="float">
            <text:p>58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206" calcext:value-type="float">
            <text:p>142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19" calcext:value-type="float">
            <text:p>92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67" calcext:value-type="float">
            <text:p>143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078" calcext:value-type="float">
            <text:p>120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195" calcext:value-type="float">
            <text:p>91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844" calcext:value-type="float">
            <text:p>228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53" calcext:value-type="float">
            <text:p>94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359" calcext:value-type="float">
            <text:p>363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176" calcext:value-type="float">
            <text:p>171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072" calcext:value-type="float">
            <text:p>110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955" calcext:value-type="float">
            <text:p>319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702" calcext:value-type="float">
            <text:p>317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828" calcext:value-type="float">
            <text:p>228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847" calcext:value-type="float">
            <text:p>288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397" calcext:value-type="float">
            <text:p>183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587" calcext:value-type="float">
            <text:p>205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114" calcext:value-type="float">
            <text:p>211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631" calcext:value-type="float">
            <text:p>356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897" calcext:value-type="float">
            <text:p>68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615" calcext:value-type="float">
            <text:p>106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744" calcext:value-type="float">
            <text:p>87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" office:value-type="float" office:value="414" calcext:value-type="float">
            <text:p>4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5:11:19.401686753</meta:creation-date>
    <dc:date>2018-04-06T15:11:59.209434476</dc:date>
    <meta:editing-duration>PT40S</meta:editing-duration>
    <meta:editing-cycles>1</meta:editing-cycles>
    <meta:document-statistic meta:table-count="1" meta:cell-count="112" meta:object-count="0"/>
    <meta:generator>LibreOffice/5.1.6.2$Linux_X86_64 LibreOffice_project/10m0$Build-2</meta:generator>
  </office:meta>
</office:document-meta>
</file>